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1"/>
    </style:style>
    <style:style style:name="P2" style:family="paragraph" style:parent-style-name="Text_20_body">
      <style:text-properties style:font-name="Tahoma1"/>
    </style:style>
    <style:style style:name="P3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ipe Index</text:h>
      <text:p text:style-name="Text_20_body"/>
      <text:h text:style-name="Heading_20_2" text:outline-level="2">Actions:</text:h>
      <text:p text:style-name="Text_20_Body_20_1">Log in</text:p>
      <text:p text:style-name="Text_20_Body_20_1">Log out</text:p>
      <text:p text:style-name="Text_20_Body_20_1">Create/delete list</text:p>
      <text:p text:style-name="Text_20_Body_20_1">Add/Remove recipes from list</text:p>
      <text:p text:style-name="Text_20_Body_20_1">Add/Remove issues from my collection</text:p>
      <text:p text:style-name="Text_20_Body_20_1">Add/edit/remove URL for a recipe</text:p>
      <text:h text:style-name="Heading_20_2" text:outline-level="2">Goals</text:h>
      <text:p text:style-name="Text_20_Body_20_1">Browse recipes for the current month</text:p>
      <text:p text:style-name="Text_20_Body_20_1">Browse recipes for selected month</text:p>
      <text:p text:style-name="Text_20_Body_20_1">Browse by month and category</text:p>
      <text:p text:style-name="Text_20_Body_20_1">Browse favourites</text:p>
      <text:p text:style-name="Text_20_Body_20_1">Browse list titles</text:p>
      <text:p text:style-name="Text_20_Body_20_1">Browse alphabetically ingredients</text:p>
      <text:p text:style-name="Text_20_Body_20_1">View List</text:p>
      <text:p text:style-name="Text_20_Body_20_1"/>
      <text:p text:style-name="Text_20_Body_20_1">Search by ingredient</text:p>
      <text:p text:style-name="Text_20_Body_20_1">Search by tag</text:p>
      <text:p text:style-name="Text_20_Body_20_1">Advanced search by combination</text:p>
      <text:p text:style-name="Text_20_Body_20_1"/>
      <text:p text:style-name="Text_20_Body_20_1">Browse list of owned issues</text:p>
      <text:p text:style-name="P2"/>
      <text:h text:style-name="P3" text:outline-level="2">Navigation</text:h>
      <text:p text:style-name="P2"><text:tab/>Home</text:p>
      <text:p text:style-name="P2"><text:tab/>This Month</text:p>
      <text:p text:style-name="P2"><text:tab/>My Magazines</text:p>
      <text:p text:style-name="P2"><text:tab/>My Lists</text:p>
      <text:p text:style-name="P2"><text:tab/>Favourites</text:p>
      <text:p text:style-name="P2"><text:tab/>Options</text:p>
      <text:p text:style-name="P2"><text:tab/>Login/Logout</text:p>
      <text:p text:style-name="P2"/>
      <text:p text:style-name="P1"><text:tab/>Find By</text:p>
      <text:p text:style-name="P2"><text:tab/><text:tab/><text:tab/>Ingredient</text:p>
      <text:p text:style-name="P2"><text:tab/><text:tab/><text:tab/>Category <text:s/></text:p>
      <text:p text:style-name="P2"><text:tab/><text:tab/><text:tab/>Month</text:p>
      <text:p text:style-name="P2"><text:tab/><text:tab/><text:tab/>Advanced</text:p>
      <text:p text:style-name="P2"><text:tab/>Browse</text:p>
      <text:p text:style-name="P2"><text:tab/><text:tab/><text:tab/>Ingredient</text:p>
      <text:p text:style-name="P2"><text:tab/><text:tab/><text:tab/>Category</text:p>
      <text:p text:style-name="P2"/>
      <text:p text:style-name="P2"/>
      <text:h text:style-name="P3" text:outline-level="2">Home</text:h>
      <text:p text:style-name="Text_20_Body_20_1">Last recipe found</text:p>
      <text:p text:style-name="Text_20_Body_20_1">Quick Find</text:p>
      <text:p text:style-name="Text_20_Body_20_1">Links to Browse for current month</text:p>
      <text:p text:style-name="Text_20_Body_20_1"/>
      <text:p text:style-name="Text_20_Body_20_1"/>
      <text:p text:style-name="Text_20_Body_20_1"/>
      <text:h text:style-name="P3" text:outline-level="2">Users</text:h>
      <text:p text:style-name="Text_20_body">ID:</text:p>
      <text:p text:style-name="Text_20_body">Name:</text:p>
      <text:p text:style-name="Text_20_body">Password:</text:p>
      <text:p text:style-name="Text_20_Body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1" style:display-name="Text Body 1" style:family="paragraph" style:parent-style-name="Text_20_body" style:class="text">
      <style:paragraph-properties fo:margin-left="0.499cm" fo:margin-right="0cm" fo:text-indent="0cm" style:auto-text-indent="false"/>
      <style:text-properties style:font-name="Tahoma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19T10:02:19.99</meta:creation-date>
    <dc:date>2014-12-08T10:12:31.29</dc:date>
    <meta:editing-duration>PT11H32M35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4" meta:paragraph-count="44" meta:word-count="101" meta:character-count="666"/>
  </office:meta>
</office:document-meta>
</file>